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" style:family="paragraph" style:parent-style-name="Standard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3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4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5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urso JavaScript </text:span></text:p>
      <text:p text:style-name="P1"/>
      <text:p text:style-name="Standard"><text:span text:style-name="T2">Para fazer um arquivo executável de javascript basta criar um bloco de notas e salvar como extensão .html e colocar &lt;script&gt; no começo e &lt;/script&gt; no final.</text:span></text:p>
      <text:p text:style-name="P2"/>
      <text:p text:style-name="Standard"><text:span text:style-name="T3">Comandos básicos</text:span></text:p>
      <text:p text:style-name="P3"/>
      <text:p text:style-name="Standard"><text:span text:style-name="T4">window.alert(“”)</text:span><text:span text:style-name="T5">: Cria uma janela de aviso</text:span></text:p>
      <text:p text:style-name="P3"/>
      <text:p text:style-name="Standard"><text:span text:style-name="T4">window.confirm(“”)</text:span><text:span text:style-name="T5">: Cria uma janela de confirmação (ok ou cancela)</text:span></text:p>
      <text:p text:style-name="P3"/>
      <text:p text:style-name="Standard"><text:span text:style-name="T4">prompt (“”)</text:span><text:span text:style-name="T5">: Espaço para digitar</text:span></text:p>
      <text:p text:style-name="P3"/>
      <text:p text:style-name="Standard"><text:span text:style-name="T4">document.write(“”)</text:span><text:span text:style-name="T5">: Escreve na tela</text:span></text:p>
      <text:p text:style-name="P3"/>
      <text:p text:style-name="Standard"><text:span text:style-name="T4">let ou var</text:span><text:span text:style-name="T5"> : Variável</text:span></text:p>
      <text:p text:style-name="P3"/>
      <text:p text:style-name="Standard"><text:span text:style-name="T6">||</text:span><text:span text:style-name="T4"> :</text:span><text:span text:style-name="T5"> Siginifica ou (lógica de programação)condição que diz que uma coisa ou outra tem que ser verdadeiras para funcionar</text:span></text:p>
      <text:p text:style-name="P3"/>
      <text:p text:style-name="Standard"><text:span text:style-name="T4">&amp;&amp;</text:span><text:span text:style-name="T5"> : Siginifica e (lógica de programação) condição que diz que 2 coisas tem que ser verdadeiras para funcionar</text:span></text:p>
      <text:p text:style-name="P3"/>
      <text:p text:style-name="Standard"><text:span text:style-name="T3">Comentando o código:</text:span></text:p>
      <text:p text:style-name="P2"/>
      <text:p text:style-name="Standard"><text:span text:style-name="T7">// </text:span><text:span text:style-name="T4">: </text:span><text:span text:style-name="T5">comenta uma única linha</text:span></text:p>
      <text:p text:style-name="P3"/>
      <text:p text:style-name="Standard"><text:span text:style-name="T7">/* */</text:span><text:span text:style-name="T5"> : comenta tudo o que estiver no meio</text:span></text:p>
      <text:p text:style-name="P3"><text:soft-page-break/></text:p>
      <text:p text:style-name="P3"/>
      <text:p text:style-name="Standard"><text:span text:style-name="T3">Definindo uma variável string ou número</text:span></text:p>
      <text:p text:style-name="Standard"><text:span text:style-name="T5">Uma variável por padrão vai vir como string e vai concatenar com outra variável, por exemplo temos a variável n1 = 2 e variável n2 = 3 o resultado de n1+ n2 vai ser 23 e não 5, porque foi concatenado e não somado.</text:span></text:p>
      <text:p text:style-name="Standard"><text:span text:style-name="T5"><text:s/>Para definir uma variável como número temos algumas opções:</text:span></text:p>
      <text:p text:style-name="P3"/>
      <text:p text:style-name="Standard"><text:span text:style-name="T4">parseInt</text:span><text:span text:style-name="T5">: define a variável como número</text:span><text:span text:style-name="T4"> inteiro</text:span></text:p>
      <text:p text:style-name="P3"/>
      <text:p text:style-name="Standard"><text:span text:style-name="T4">parseFloat</text:span><text:span text:style-name="T5">: define a variável como número </text:span><text:span text:style-name="T4">real</text:span><text:span text:style-name="T5">.</text:span></text:p>
      <text:p text:style-name="P3"/>
      <text:p text:style-name="Standard"><text:span text:style-name="T5">Para converter uma variável para STRING (conjunto de caracteres) temos as seguintes opções:</text:span></text:p>
      <text:p text:style-name="P3"/>
      <text:p text:style-name="Standard"><text:span text:style-name="T4">String</text:span><text:span text:style-name="T5">(variável)</text:span></text:p>
      <text:p text:style-name="P3"/>
      <text:p text:style-name="Standard"><text:span text:style-name="T5">variável.</text:span><text:span text:style-name="T4">toString</text:span><text:span text:style-name="T5">()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206" meta:character-count="1237" meta:non-whitespace-character-count="1050"/>
    <meta:generator>LibreOfficeDev/6.0.5.2$Linux_X86_64 LibreOffice_project/</meta:generator>
  </office:meta>
</office:document-meta>
</file>